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center"/>
    </style:style>
  </office:automatic-styles>
  <office:body>
    <office:text>
      <text:p text:style-name="P1">•••</text:p>
      <text:p text:style-name="Normal">*RIIIIIIIING RIIIIIIIING RIIIIIIIING* went the alarm.</text:p>
      <text:p text:style-name="Normal">“...” said she, looking at it.</text:p>
      <text:p text:style-name="Normal">*RIIIIIIIING RIIIIIIIING RIIIIIIIING* it continued.</text:p>
      <text:p text:style-name="Normal"><text:span text:style-name="T1">「...You're always so loud...」 </text:span>she thought,</text:p>
      <text:p text:style-name="Normal">*RIIIIIIIING RIIIIIIIING RIIIIIIIING* it insisted,</text:p>
      <text:p text:style-name="Normal"><text:span text:style-name="T1">「...Always so annoying.」 </text:span>but the alarm clock didn't care, it only knew to ring:</text:p>
      <text:p text:style-name="Normal">*RIIIIIIIING RIIIIII-tap* and it would have kept on ringing, had it not been for her. Now it stood still and silent, waiting for the next day to come, when it would once again resound throughout her room in order to wake her up. That was the sole purpose of its existence.</text:p>
      <text:p text:style-name="Normal">“...”</text:p>
      <text:p text:style-name="Normal">She thought about it for a second. That may have been the only reason it was around, but at the very least it had one, and as she looked at, <text:span text:style-name="T1">「I'm jealous,」 </text:span>she lied. Somewhere deep down though, she did wish she were jealous. The clock pointed at a little past seven. Seven, that was the number she had chosen. They said it was a lucky number, so she'd picked it in hopes that some miracle would happen.</text:p>
      <text:p text:style-name="Normal">In reality, she'd been awake for a while now, and she was wondering if the clock would be hurt to learn that it hadn't actually woken her up. In fact, it had failed to make her get up too. She just lie in bed doing nothing in particular. </text:p>
      <text:p text:style-name="Normal">“Don't worry about it Mr. Clock, you've done everything you can,” and what's more, <text:span text:style-name="T1">「if it were to be anyone's fault I didn't get up, it would be my own」</text:span> but offering words of consolation was about all she was willing to do for the clock; in the end, she didn't want anyone or anything telling her to get up.</text:p>
      <text:p text:style-name="Normal">She didn't really like reality, she much preferred the worlds that existed in her head. Those were much better, and they understood her a lot more than reality or anything that was real, so it was only natural that she wanted to spend more time with her head in the clouds than with her feet on the ground.</text:p>
      <text:p text:style-name="Normal">“...”</text:p>
      <text:p text:style-name="Normal">... There might have been a lie in that last sentence. </text:p>
      <text:p text:style-name="Normal">“...”</text:p>
      <text:p text:style-name="Normal">There just might be someone who understood her well, here on Earth. At least, that's what she thought, she could never really tell what that person was really thinking. But what she could tell was that she saw him in her dreams last night. She pulled her blanket closer to herself. It had been a good dream. In it, <text:span text:style-name="T1">「you and I walked to school together. It was fun.」</text:span></text:p>
      <text:p text:style-name="Normal">She wanted to be in that dream a little longer, she wanted to be with <text:span text:style-name="T1">you</text:span> a little longer. <text:span text:style-name="T1">「... It's like I'm always thinking about you... Did you know? In my dreams, you think about me too sometimes...」 W</text:span>as it really any wonder she liked imaginary worlds more than the real one? She wanted to spend more time in that dream, she wanted to imagine what it would have been like if it came true, and she wanted to imagine how they would have spent the rest of that day. But just then, the rays of the sun pierced through the shutters of her window. Spot by spot they climbed her blanket, until they touched her face. They were cold, and they were bright. Blindingly so. So she hid under her blanket. She didn't want anyone or anything telling her to get up, not even the sun. </text:p>
      <text:p text:style-name="Normal">“...”</text:p>
      <text:p text:style-name="Normal">Did she not? There might have been a lie in that last sentence too, and deep down, she knew that. Right now though, she wasn't in the mood to think about it. </text:p>
      <text:p text:style-name="Normal">“...”</text:p>
      <text:p text:style-name="Normal">She frowned. At the very least it was true that she didn't want to get up, why would she? There was no good reason to get up anyway, there never was. Unless, it was... <text:span text:style-name="T1">「to meet you...」 </text:span></text:p>
      <text:p text:style-name="Normal"><text:span text:style-name="T1">“...”</text:span></text:p>
      <text:p text:style-name="Normal">Then, she burst out from under her blanket. It was getting hot in there, what with her being angry at the sun and getting embarrassed at her own fantasies. Now she wanted to think about something else, anything else. Her room had become dimly lit courtesy of the sun (whom she'd decided to forgive about a second ago), and she wondered whether the ceiling would make for a good conversation partner.</text:p>
      <text:p text:style-name="Normal">“Hello,” she said to it. </text:p>
      <text:p text:style-name="Normal">But she quickly realized that it would be rather alarming if the ceiling were to answer back, so she pre-emptively gave it the cold shoulder and turned on her side instead. That should discourage it from speaking to her. With striking up a conversation with random things now out of the question, she wondered what she'd do with her time. Due to the lack of options, she decided to explore her room with her eyes (while ignoring the ceiling, of course). The wardrobe looked taller and more intimidating than usual, probably because she was lying down and there wasn't all that much light yet. Her desk was almost empty, and her backpack sat on the chair in front of it; hopefully it had done her homework for her during the night. Her bedside table was slightly more lively. On top of it, there were the alarm clock and a pink flower pot. She stared at the flower pot.</text:p>
      <text:p text:style-name="Normal"><text:span text:style-name="T1">“...”</text:span></text:p>
      <text:p text:style-name="Normal">It was the second emptiest thing in this room, and it was a constant reminder of what she couldn't do. <text:s text:c="1"/><text:span text:style-name="T1">「I couldn't even take care of one flower.」 </text:span>So ever since it had become empty, she filled it the only way she knew how: with her imagination. She liked to imagine that a heart was growing in it. At first, it housed the same flower that it originally had, but at some point, the flower had bloomed into a heart. And she tried her best taking care of it; thinking about it this way, she smiled. </text:p>
      <text:p text:style-name="Normal">Unfortunately, starting somewhen the heart stopped taking in water properly, and despite her best efforts it had become bloated, almost soggy. And next to it, buds had sprouted. The buds were big, and they were clumsy. As they grew they started getting entangled in one another and even with the heart, neither really knowing where they wanted to go, all fumbling around searching for light, and yet scared to get burnt by it. Of course, the heart was hers, as for the buds, they were the foolish feelings she had developed. And the light, it was you<text:span text:style-name="T1">.</text:span> Would the buds ever reach you? And what would happen if they did?</text:p>
      <text:p text:style-name="Normal">“Maybe something good,”</text:p>
      <text:p text:style-name="Normal"><text:span text:style-name="T1">「Maybe not.」</text:span></text:p>
      <text:p text:style-name="Normal">The latter possibility was a bit too scary for her, so she wanted to avoid it, for now.</text:p>
      <text:p text:style-name="Normal">The sunrays were getting stronger, and they revealed the mirror that stood next to her wardrobe; she<text:span text:style-name="T1">'</text:span>d ignored it on purpose until now, for fear of what it might have reflected in the dark, but with the rays flooding in it lost its eeriness and became a normal mirror again.</text:p>
      <text:p text:style-name="Normal">“...”</text:p>
      <text:p text:style-name="Normal">... But what if it weren't a normal mirror? What if, by walking through it, she could enter another world? Perhaps that world would be more perceptive, and it would also be more forgiving. Perhaps it would even have a place for her. Maybe it wouldn't have all that many people in it, but its alarm clocks would absolutely make sure to wake her up, shrieking right into her ears if they had to. And more importantly, you would be in it too. It would be a brand new world, one where imagination and reality were the same thing. And on school days like today, around about this time, the familiar smell of past eight o<text:span text:style-name="T1">'</text:span>clock would waft into her room and lift her out of bed like in those cartoons, all while the alarm clocks were desperately ringing. That sounded like a fun world. But despite not living in that world, she could still smell the familiar smell of past eight. <text:span text:style-name="T1">「How strange.」 </text:span></text:p>
      <text:p text:style-name="Normal">“The familiar smell of past eight...” she repeated, half of her mind having wandered off in that dreamed-up planet.</text:p>
      <text:p text:style-name="Normal"><text:span text:style-name="T1">「Of past eight...? What time is it?」</text:span></text:p>
      <text:p text:style-name="Normal">She looked at her real clock for an answer, and it read a quarter past eight.</text:p>
      <text:p text:style-name="Normal"><text:span text:style-name="T1">「Oh... I'm going to be late again, aren't I?」</text:span></text:p>
      <text:p text:style-name="Normal">The realization was kind enough to wait a few moments before hitting her.</text:p>
      <text:p text:style-name="Normal">“Ah! I<text:span text:style-name="T1">'</text:span>m gonna be late again!”</text:p>
      <text:p text:style-name="Normal">She tried rushing out of bed, but one foot got caught in the sheets and</text:p>
      <text:p text:style-name="Normal">“Sh-*Thud*”</text:p>
      <text:p text:style-name="Normal">She fell onto the floor. And yet there was no time to complain. She got up and went to her wardrobe, getting changed as fast as she could. Then, she went to the mirror to fix her bed hair, careful not to meet the eyes of the girl reflected in it. With that done, she kidnapped her backpack from its seat and dashed out of her room and down into the kitchen. She stole a slice of bread from the table, and with a quick “See you mom!” she was out of the front door and running on the streets.</text:p>
      <text:p text:style-name="Normal">And yet, for all her rushing, as she turned around the corner her eyes confirmed what her heart already knew: she was too late for the bus. So, finally catching her breath, she slowed down to a walk, and then stopped entirely, panting. She let her knees bend and her hands fall on them, the rest of her upper body now resting its entire weight on her arms. A drop of sweat flowed down from her forehead, and it fell into a small puddle below her. The puddle was by no means deep or opaque, but by some trick of light, there was her reflection in it. </text:p>
      <text:p text:style-name="Normal"><text:span text:style-name="T1">「Say, how much longer are we going to pretend play? I'm sick of it,」 </text:span>it said.</text:p>
      <text:p text:style-name="Normal">She closed her eyes, ignored it, and walked to the bus stop. And so, today too began on a sour note.</text:p>
      <text:p text:style-name="Normal"/>
      <text:p text:style-name="P1">•••</text:p>
      <text:p text:style-name="Normal">The water felt ice cold on her face, and it felt equally cold down her throat. It was just at the right temperature to wake her up. She was in the school's bathroom; she always passed through here before actually going to classes. In a way, it couldn't be helped. Today, at this hour, it was completely empty; everyone else was still in class, and since today's lessons had started not all that long ago, she should be alone for a while. </text:p>
      <text:p text:style-name="Normal">She took a deep breath.</text:p>
      <text:p text:style-name="Normal">Maybe because it became a habit, or maybe out of necessity, this was the only place —and these were the only times— she was comfortable looking at herself in the mirror. And she did just that.</text:p>
      <text:p text:style-name="Normal">“...”</text:p>
      <text:p text:style-name="Normal">The eyes she'd been avoiding all morning, she finally looked into them. They were so empty. As for her face, its expression was the same it had always been: blank. And yet, for some reason she was glad it never changed. Why was that?</text:p>
      <text:p text:style-name="Normal">“Why, I wonder?”</text:p>
      <text:p text:style-name="Normal">Was it because of the sense of continuity? Or perhaps was it a part of her identity, something that proved that she was still herself? She didn't know. </text:p>
      <text:p text:style-name="Normal"><text:span text:style-name="T1">「... What a strange concept. A proof that I am still myself...」</text:span></text:p>
      <text:p text:style-name="Normal">But this concept wasn't all that strange, all things considered. In fact, it might even be necessary. </text:p>
      <text:p text:style-name="Normal">She focused on the girl in the mirror again. She really did look lifeless. Her glassy eyes were windows that opened to a sea of solitude, and any trace of emotion on her face had been buried under layer upon layer of failed attempts to smile. <text:span text:style-name="T1">「You'll end up becoming a fossil at this rate」</text:span> the girl joked. This expression simply wouldn't do, in front of others. So she closed her eyes, took a deep breath, and smiled. This first smile didn't look quite right, so she undid it and smiled again. And again. And again. And again. She kept on trying until at last, she was satisfied with her expression. She now wore an innocent, harmless and impenetrable mask. She'd always thought that since she didn't really have anything going for her, she should get at least this right. She had tried so many times, so many things to make herself smile, and in the end, this was the best she could do.</text:p>
      <text:p text:style-name="Normal">With this done, she exited the bathroom and began the journey towards her classroom.</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